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sdasdasdasda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 New Roman" svg:font-family="'Times New Roman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73</meta:generator>
    <meta:creation-date>2012-03-27T17:18:25</meta:creation-date>
    <dc:date>2012-03-27T17:18:29</dc:date>
    <dc:language>en-US</dc:language>
    <meta:editing-cycles>2</meta:editing-cycles>
    <meta:editing-duration>PT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1" meta:paragraph-count="1" meta:word-count="1" meta:character-count="14"/>
  </office:meta>
</office:document-meta>
</file>